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4.43cm" fo:min-width="9.333cm"/>
    </style:style>
    <style:style style:name="gr2" style:family="graphic" style:parent-style-name="standard">
      <style:graphic-properties svg:stroke-color="#ffffff" draw:fill-color="#996600" draw:textarea-horizontal-align="justify" draw:textarea-vertical-align="middle" draw:auto-grow-height="false" fo:min-height="1.55cm" fo:min-width="25.2cm"/>
    </style:style>
    <style:style style:name="gr3" style:family="graphic" style:parent-style-name="standard">
      <style:graphic-properties svg:stroke-color="#000000" draw:fill="solid" draw:fill-color="#ffcc00" draw:textarea-horizontal-align="justify" draw:textarea-vertical-align="middle" draw:auto-grow-height="false" fo:min-height="4.43cm" fo:min-width="9.333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7cm"/>
    </style:style>
    <style:style style:name="gr6" style:family="graphic" style:parent-style-name="standard">
      <style:graphic-properties draw:stroke="none" svg:stroke-color="#000000" draw:fill="none" draw:fill-color="#ffffff" fo:min-height="1.3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66"/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996600"/>
      <style:paragraph-properties fo:text-align="center"/>
      <style:text-properties fo:color="#ffffff"/>
    </style:style>
    <style:style style:name="P5" style:family="paragraph">
      <loext:graphic-properties draw:fill="solid" draw:fill-color="#ffcc00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833cm" svg:height="4.68cm" svg:x="4.064cm" svg:y="5.14cm">
          <text:p text:style-name="P1">Επίπεδο Σύνδεσης</text:p>
          <text:p text:style-name="P1">Δεδομένων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5.7cm" svg:height="1.8cm" svg:x="2.1cm" svg:y="14.5cm">
          <text:p text:style-name="P3"><text:span text:style-name="T1">Μέσο Μετάδοση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833cm" svg:height="4.68cm" svg:x="15.685cm" svg:y="5.14cm">
          <text:p text:style-name="P1">Έλεγχος Λογικής</text:p>
          <text:p text:style-name="P1">Σύνδεσης (LLC)</text:p>
          <text:p text:style-name="P1"/>
          <text:p text:style-name="P1">Έλεγχος Πρόσβασης</text:p>
          <text:p text:style-name="P1">στο Μέσο (MAC)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833cm" svg:height="4.68cm" svg:x="15.685cm" svg:y="9.82cm">
          <text:p text:style-name="P1">Φυσικό</text:p>
          <text:p text:style-name="P1">Επίπεδο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685cm" svg:y1="7.54cm" svg:x2="25.518cm" svg:y2="7.54cm">
          <text:p/>
        </draw:line>
        <draw:frame draw:style-name="gr5" draw:text-style-name="P6" draw:layer="layout" svg:width="2.235cm" svg:height="1.32cm" svg:x="7.975cm" svg:y="3.1cm">
          <draw:text-box>
            <text:p>OSI</text:p>
          </draw:text-box>
        </draw:frame>
        <draw:frame draw:style-name="gr6" draw:text-style-name="P6" draw:layer="layout" svg:width="4.469cm" svg:height="1.56cm" svg:x="18.926cm" svg:y="3.1cm">
          <draw:text-box>
            <text:p>IEEE802</text:p>
          </draw:text-box>
        </draw:frame>
        <draw:custom-shape draw:style-name="gr3" draw:text-style-name="P5" draw:layer="layout" svg:width="9.833cm" svg:height="4.68cm" svg:x="4.064cm" svg:y="9.82cm">
          <text:p text:style-name="P1">Φυσικό</text:p>
          <text:p text:style-name="P1">Επίπεδο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09:47:14.102000000</meta:creation-date>
    <dc:date>2016-10-23T10:21:20.236000000</dc:date>
    <meta:editing-duration>PT34M5S</meta:editing-duration>
    <meta:editing-cycles>3</meta:editing-cycles>
    <meta:generator>LibreOffice/5.1.1.3$Windows_X86_64 LibreOffice_project/89f508ef3ecebd2cfb8e1def0f0ba9a803b88a6d</meta:generator>
    <meta:document-statistic meta:object-count="8"/>
  </office:meta>
</office:document-meta>
</file>